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0.9764in"/>
    </style:style>
    <style:style style:name="co5" style:family="table-column">
      <style:table-column-properties fo:break-before="auto" style:column-width="1.0689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2.3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20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search-criteria-must-apply-to-whole-cell="false"/>
      <table:table table:name="Active Surface Energies" table:style-name="ta1">
        <table:table-column table:style-name="co1" table:number-columns-repeated="1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amiltonian</text:p>
          </table:table-cell>
          <table:table-cell office:value-type="string" calcext:value-type="string">
            <text:p>b3lyp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basis</text:p>
          </table:table-cell>
          <table:table-cell office:value-type="string" calcext:value-type="string">
            <text:p>def2-TZVP/def2-TZVPD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unit</text:p>
          </table:table-cell>
          <table:table-cell office:value-type="string" calcext:value-type="string">
            <text:p>kJ/mol</text:p>
          </table:table-cell>
          <table:table-cell table:number-columns-repeated="4"/>
          <table:table-cell table:style-name="ce1" office:value-type="string" calcext:value-type="string">
            <text:p>REFERENC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>
            <text:p>Adsorption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 office:value-type="string" calcext:value-type="string">
            <text:p>E_ZP_All</text:p>
          </table:table-cell>
          <table:table-cell table:style-name="ce1" office:value-type="string" calcext:value-type="string">
            <text:p>E_ZP_All-E_ZP_Ring</text:p>
          </table:table-cell>
          <table:table-cell/>
          <table:table-cell table:style-name="ce1"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 office:value-type="string" calcext:value-type="string">
            <text:p>E_ZP_All</text:p>
          </table:table-cell>
          <table:table-cell/>
          <table:table-cell table:style-name="ce1" office:value-type="string" calcext:value-type="string">
            <text:p>CORR_ZP_Ring</text:p>
          </table:table-cell>
          <table:table-cell table:style-name="ce1" office:value-type="string" calcext:value-type="string">
            <text:p>CORR_ZP_All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NO MOLECULE</text:p>
          </table:table-cell>
          <table:table-cell table:formula="of:=[.H6]-[.$H$6]" office:value-type="float" office:value="0" calcext:value-type="float">
            <text:p>0</text:p>
          </table:table-cell>
          <table:table-cell table:style-name="ce3" table:formula="of:=[.I6]-[.$I$6]" office:value-type="float" office:value="0" calcext:value-type="float">
            <text:p>0.00</text:p>
          </table:table-cell>
          <table:table-cell table:style-name="ce3" table:formula="of:=[.J6]-[.$J$6]" office:value-type="float" office:value="0" calcext:value-type="float">
            <text:p>0.00</text:p>
          </table:table-cell>
          <table:table-cell table:formula="of:=[.D6]-[.C6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O MOLECULE</text:p>
          </table:table-cell>
          <table:table-cell table:style-name="ce3" office:value-type="float" office:value="-7278820.378693" calcext:value-type="float">
            <text:p>-7278820.38</text:p>
          </table:table-cell>
          <table:table-cell table:style-name="ce3" table:formula="of:=[.H6]+[.L6]" office:value-type="float" office:value="-7278416.26727667" calcext:value-type="float">
            <text:p>-7278416.27</text:p>
          </table:table-cell>
          <table:table-cell table:style-name="ce3" table:formula="of:=[.H6]+[.M6]" office:value-type="float" office:value="-7276329.04021684" calcext:value-type="float">
            <text:p>-7276329.04</text:p>
          </table:table-cell>
          <table:table-cell table:style-name="ce3"/>
          <table:table-cell office:value-type="float" office:value="404.11141633" calcext:value-type="float">
            <text:p>404.11141633</text:p>
          </table:table-cell>
          <table:table-cell office:value-type="float" office:value="2491.33847616" calcext:value-type="float">
            <text:p>2491.33847616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H.Dublet</text:p>
          </table:table-cell>
          <table:table-cell table:style-name="ce3" table:formula="of:=[.H7]-[.$H$6]-[.H23]" office:value-type="float" office:value="-1.68819649943543" calcext:value-type="float">
            <text:p>-1.69</text:p>
          </table:table-cell>
          <table:table-cell table:style-name="ce3" table:formula="of:=[.I7]-[.$I$6]-[.I23]" office:value-type="float" office:value="1.62035031057894" calcext:value-type="float">
            <text:p>1.62</text:p>
          </table:table-cell>
          <table:table-cell table:style-name="ce3" table:formula="of:=[.J7]-[.$J$6]-[.I23]" office:value-type="float" office:value="3.4328722814098" calcext:value-type="float">
            <text:p>3.43</text:p>
          </table:table-cell>
          <table:table-cell table:formula="of:=[.D7]-[.C7]" office:value-type="float" office:value="1.81252197083086" calcext:value-type="float">
            <text:p>1.8125219708</text:p>
          </table:table-cell>
          <table:table-cell/>
          <table:table-cell table:style-name="ce1" office:value-type="string" calcext:value-type="string">
            <text:p>H.Dublet</text:p>
          </table:table-cell>
          <table:table-cell table:style-name="ce4" office:value-type="float" office:value="-7280131.569146" calcext:value-type="float">
            <text:p>-7280131.57</text:p>
          </table:table-cell>
          <table:table-cell table:style-name="ce3" table:formula="of:=[.H7]+[.L7]" office:value-type="float" office:value="-7279724.14692636" calcext:value-type="float">
            <text:p>-7279724.15</text:p>
          </table:table-cell>
          <table:table-cell table:style-name="ce3" table:formula="of:=[.H7]+[.M7]" office:value-type="float" office:value="-7277635.10734456" calcext:value-type="float">
            <text:p>-7277635.11</text:p>
          </table:table-cell>
          <table:table-cell table:style-name="ce3"/>
          <table:table-cell office:value-type="float" office:value="407.42221964" calcext:value-type="float">
            <text:p>407.42221964</text:p>
          </table:table-cell>
          <table:table-cell office:value-type="float" office:value="2496.46180144" calcext:value-type="float">
            <text:p>2496.46180144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H2.Singlet</text:p>
          </table:table-cell>
          <table:table-cell table:style-name="ce3" table:formula="of:=[.H8]-[.$H$6]-[.H24]" office:value-type="float" office:value="-2.6545984163572" calcext:value-type="float">
            <text:p>-2.65</text:p>
          </table:table-cell>
          <table:table-cell table:style-name="ce3" table:formula="of:=[.I8]-[.$I$6]-[.I24]" office:value-type="float" office:value="4.19422129068516" calcext:value-type="float">
            <text:p>4.19</text:p>
          </table:table-cell>
          <table:table-cell table:style-name="ce3" table:formula="of:=[.J8]-[.$J$6]-[.I24]" office:value-type="float" office:value="5.9088831803947" calcext:value-type="float">
            <text:p>5.91</text:p>
          </table:table-cell>
          <table:table-cell table:formula="of:=[.D8]-[.C8]" office:value-type="float" office:value="1.71466188970953" calcext:value-type="float">
            <text:p>1.7146618897</text:p>
          </table:table-cell>
          <table:table-cell/>
          <table:table-cell table:style-name="ce1" office:value-type="string" calcext:value-type="string">
            <text:p>H2.Singlet</text:p>
          </table:table-cell>
          <table:table-cell table:style-name="ce4" office:value-type="float" office:value="-7281902.558163" calcext:value-type="float">
            <text:p>-7281902.56</text:p>
          </table:table-cell>
          <table:table-cell table:style-name="ce3" table:formula="of:=[.H8]+[.L8]" office:value-type="float" office:value="-7281465.15305538" calcext:value-type="float">
            <text:p>-7281465.15</text:p>
          </table:table-cell>
          <table:table-cell table:style-name="ce3" table:formula="of:=[.H8]+[.M8]" office:value-type="float" office:value="-7279376.21133366" calcext:value-type="float">
            <text:p>-7279376.21</text:p>
          </table:table-cell>
          <table:table-cell table:style-name="ce3"/>
          <table:table-cell office:value-type="float" office:value="437.40510762" calcext:value-type="float">
            <text:p>437.40510762</text:p>
          </table:table-cell>
          <table:table-cell office:value-type="float" office:value="2526.34682934" calcext:value-type="float">
            <text:p>2526.346829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2.Triplet</text:p>
          </table:table-cell>
          <table:table-cell table:style-name="ce3" table:formula="of:=[.H9]-[.$H$6]-[.H25]" office:value-type="float" office:value="-258.811793145854" calcext:value-type="float">
            <text:p>-258.81</text:p>
          </table:table-cell>
          <table:table-cell table:style-name="ce3" table:formula="of:=[.I9]-[.$I$6]-[.I25]" office:value-type="float" office:value="-245.322927539311" calcext:value-type="float">
            <text:p>-245.32</text:p>
          </table:table-cell>
          <table:table-cell table:style-name="ce3" table:formula="of:=[.J9]-[.$J$6]-[.I25]" office:value-type="float" office:value="-259.414535239413" calcext:value-type="float">
            <text:p>-259.41</text:p>
          </table:table-cell>
          <table:table-cell table:formula="of:=[.D9]-[.C9]" office:value-type="float" office:value="-14.091607700102" calcext:value-type="float">
            <text:p>-14.0916077001</text:p>
          </table:table-cell>
          <table:table-cell/>
          <table:table-cell table:style-name="ce1" office:value-type="string" calcext:value-type="string">
            <text:p>H2.Triplet</text:p>
          </table:table-cell>
          <table:table-cell table:style-name="ce4" office:value-type="float" office:value="-7281316.0240885" calcext:value-type="float">
            <text:p>-7281316.02</text:p>
          </table:table-cell>
          <table:table-cell table:style-name="ce3" table:formula="of:=[.H9]+[.L9]" office:value-type="float" office:value="-7280888.67020421" calcext:value-type="float">
            <text:p>-7280888.67</text:p>
          </table:table-cell>
          <table:table-cell table:style-name="ce3" table:formula="of:=[.H9]+[.M9]" office:value-type="float" office:value="-7278815.53475208" calcext:value-type="float">
            <text:p>-7278815.53</text:p>
          </table:table-cell>
          <table:table-cell table:style-name="ce3"/>
          <table:table-cell office:value-type="float" office:value="427.35388429" calcext:value-type="float">
            <text:p>427.35388429</text:p>
          </table:table-cell>
          <table:table-cell office:value-type="float" office:value="2500.48933642" calcext:value-type="float">
            <text:p>2500.489336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2O.Singlet</text:p>
          </table:table-cell>
          <table:table-cell table:style-name="ce3" table:formula="of:=[.H10]-[.$H$6]-[.H26]" office:value-type="float" office:value="-47.9983670545626" calcext:value-type="float">
            <text:p>-48.00</text:p>
          </table:table-cell>
          <table:table-cell table:style-name="ce3" table:formula="of:=[.I10]-[.$I$6]-[.I26]" office:value-type="float" office:value="-33.1419807287748" calcext:value-type="float">
            <text:p>-33.14</text:p>
          </table:table-cell>
          <table:table-cell table:style-name="ce3" table:formula="of:=[.J10]-[.$J$6]-[.I26]" office:value-type="float" office:value="-32.0553755096043" calcext:value-type="float">
            <text:p>-32.06</text:p>
          </table:table-cell>
          <table:table-cell table:formula="of:=[.D10]-[.C10]" office:value-type="float" office:value="1.08660521917045" calcext:value-type="float">
            <text:p>1.0866052192</text:p>
          </table:table-cell>
          <table:table-cell/>
          <table:table-cell table:style-name="ce1" office:value-type="string" calcext:value-type="string">
            <text:p>H2O.Singlet</text:p>
          </table:table-cell>
          <table:table-cell table:style-name="ce4" office:value-type="float" office:value="-7479534.6998365" calcext:value-type="float">
            <text:p>-7479534.70</text:p>
          </table:table-cell>
          <table:table-cell table:style-name="ce3" table:formula="of:=[.H10]+[.L10]" office:value-type="float" office:value="-7479060.0892574" calcext:value-type="float">
            <text:p>-7479060.09</text:p>
          </table:table-cell>
          <table:table-cell table:style-name="ce3" table:formula="of:=[.H10]+[.M10]" office:value-type="float" office:value="-7476971.77559235" calcext:value-type="float">
            <text:p>-7476971.78</text:p>
          </table:table-cell>
          <table:table-cell table:style-name="ce3"/>
          <table:table-cell office:value-type="float" office:value="474.6105791" calcext:value-type="float">
            <text:p>474.6105791</text:p>
          </table:table-cell>
          <table:table-cell office:value-type="float" office:value="2562.92424415" calcext:value-type="float">
            <text:p>2562.924244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2O.Triplet</text:p>
          </table:table-cell>
          <table:table-cell table:style-name="ce3" table:formula="of:=[.H11]-[.$H$6]-[.H27]" office:value-type="float" office:value="-44.6503804995446" calcext:value-type="float">
            <text:p>-44.65</text:p>
          </table:table-cell>
          <table:table-cell table:style-name="ce3" table:formula="of:=[.I11]-[.$I$6]-[.I27]" office:value-type="float" office:value="-32.247603579046" calcext:value-type="float">
            <text:p>-32.25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H2O.Triplet</text:p>
          </table:table-cell>
          <table:table-cell table:style-name="ce4" office:value-type="float" office:value="-7479022.6590735" calcext:value-type="float">
            <text:p>-7479022.66</text:p>
          </table:table-cell>
          <table:table-cell table:style-name="ce3" table:formula="of:=[.H11]+[.L11]" office:value-type="float" office:value="-7478582.39272552" calcext:value-type="float">
            <text:p>-7478582.39</text:p>
          </table:table-cell>
          <table:table-cell table:style-name="ce3" table:formula="of:=[.H11]+[.M11]" office:value-type="float" office:value="-7479022.6590735" calcext:value-type="float">
            <text:p>-7479022.66</text:p>
          </table:table-cell>
          <table:table-cell table:style-name="ce3"/>
          <table:table-cell office:value-type="float" office:value="440.26634798" calcext:value-type="float">
            <text:p>440.26634798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H2O2.Singlet</text:p>
          </table:table-cell>
          <table:table-cell table:style-name="ce3" table:formula="of:=[.H12]-[.$H$6]-[.H28]" office:value-type="float" office:value="-41.7617280993727" calcext:value-type="float">
            <text:p>-41.76</text:p>
          </table:table-cell>
          <table:table-cell table:style-name="ce3" table:formula="of:=[.I12]-[.$I$6]-[.I28]" office:value-type="float" office:value="-31.6207138989121" calcext:value-type="float">
            <text:p>-31.62</text:p>
          </table:table-cell>
          <table:table-cell table:style-name="ce3" table:formula="of:=[.J12]-[.$J$6]-[.I28]" office:value-type="float" office:value="-32.390547638759" calcext:value-type="float">
            <text:p>-32.39</text:p>
          </table:table-cell>
          <table:table-cell table:formula="of:=[.D12]-[.C12]" office:value-type="float" office:value="-0.769833739846945" calcext:value-type="float">
            <text:p>-0.7698337398</text:p>
          </table:table-cell>
          <table:table-cell/>
          <table:table-cell table:style-name="ce1" office:value-type="string" calcext:value-type="string">
            <text:p>H2O2.Singlet</text:p>
          </table:table-cell>
          <table:table-cell table:style-name="ce4" office:value-type="float" office:value="-7676766.683804" calcext:value-type="float">
            <text:p>-7676766.68</text:p>
          </table:table-cell>
          <table:table-cell table:style-name="ce3" table:formula="of:=[.H12]+[.L12]" office:value-type="float" office:value="-7676283.13799057" calcext:value-type="float">
            <text:p>-7676283.14</text:p>
          </table:table-cell>
          <table:table-cell table:style-name="ce3" table:formula="of:=[.H12]+[.M12]" office:value-type="float" office:value="-7674196.68076448" calcext:value-type="float">
            <text:p>-7674196.68</text:p>
          </table:table-cell>
          <table:table-cell table:style-name="ce3"/>
          <table:table-cell office:value-type="float" office:value="483.54581343" calcext:value-type="float">
            <text:p>483.54581343</text:p>
          </table:table-cell>
          <table:table-cell office:value-type="float" office:value="2570.00303952" calcext:value-type="float">
            <text:p>2570.00303952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H2O2.Triplet</text:p>
          </table:table-cell>
          <table:table-cell table:style-name="ce3" table:formula="of:=[.H13]-[.$H$6]-[.H29]" office:value-type="float" office:value="-55.3437021496356" calcext:value-type="float">
            <text:p>-55.34</text:p>
          </table:table-cell>
          <table:table-cell table:style-name="ce3" table:formula="of:=[.I13]-[.$I$6]-[.I29]" office:value-type="float" office:value="-48.4122873995802" calcext:value-type="float">
            <text:p>-48.4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H2O2.Triplet</text:p>
          </table:table-cell>
          <table:table-cell table:style-name="ce4" office:value-type="float" office:value="-7676601.329814" calcext:value-type="float">
            <text:p>-7676601.33</text:p>
          </table:table-cell>
          <table:table-cell table:style-name="ce3" table:formula="of:=[.H13]+[.L13]" office:value-type="float" office:value="-7676130.36956407" calcext:value-type="float">
            <text:p>-7676130.37</text:p>
          </table:table-cell>
          <table:table-cell table:style-name="ce3" table:formula="of:=[.H13]+[.M13]" office:value-type="float" office:value="-7676601.329814" calcext:value-type="float">
            <text:p>-7676601.33</text:p>
          </table:table-cell>
          <table:table-cell table:style-name="ce3"/>
          <table:table-cell office:value-type="float" office:value="470.96024993" calcext:value-type="float">
            <text:p>470.960249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O.Dublet</text:p>
          </table:table-cell>
          <table:table-cell table:style-name="ce3" table:formula="of:=[.H14]-[.$H$6]-[.H30]" office:value-type="float" office:value="-44.9847393898817" calcext:value-type="float">
            <text:p>-44.98</text:p>
          </table:table-cell>
          <table:table-cell table:style-name="ce3" table:formula="of:=[.I14]-[.$I$6]-[.I30]" office:value-type="float" office:value="-32.8527047497919" calcext:value-type="float">
            <text:p>-32.85</text:p>
          </table:table-cell>
          <table:table-cell table:style-name="ce3" table:formula="of:=[.J14]-[.$J$6]-[.I30]" office:value-type="float" office:value="-31.387518829084" calcext:value-type="float">
            <text:p>-31.39</text:p>
          </table:table-cell>
          <table:table-cell table:formula="of:=[.D14]-[.C14]" office:value-type="float" office:value="1.46518592070788" calcext:value-type="float">
            <text:p>1.4651859207</text:p>
          </table:table-cell>
          <table:table-cell/>
          <table:table-cell table:style-name="ce1" office:value-type="string" calcext:value-type="string">
            <text:p>HO.Dublet</text:p>
          </table:table-cell>
          <table:table-cell table:style-name="ce4" office:value-type="float" office:value="-7477713.025542" calcext:value-type="float">
            <text:p>-7477713.03</text:p>
          </table:table-cell>
          <table:table-cell table:style-name="ce3" table:formula="of:=[.H14]+[.L14]" office:value-type="float" office:value="-7477274.72998142" calcext:value-type="float">
            <text:p>-7477274.73</text:p>
          </table:table-cell>
          <table:table-cell table:style-name="ce3" table:formula="of:=[.H14]+[.M14]" office:value-type="float" office:value="-7475186.03773567" calcext:value-type="float">
            <text:p>-7475186.04</text:p>
          </table:table-cell>
          <table:table-cell table:style-name="ce3"/>
          <table:table-cell office:value-type="float" office:value="438.29556058" calcext:value-type="float">
            <text:p>438.29556058</text:p>
          </table:table-cell>
          <table:table-cell office:value-type="float" office:value="2526.98780633" calcext:value-type="float">
            <text:p>2526.987806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O2.Dublet</text:p>
          </table:table-cell>
          <table:table-cell table:style-name="ce3" table:formula="of:=[.H15]-[.$H$6]-[.H31]" office:value-type="float" office:value="-65.4765568493167" calcext:value-type="float">
            <text:p>-65.48</text:p>
          </table:table-cell>
          <table:table-cell table:style-name="ce3" table:formula="of:=[.I15]-[.$I$6]-[.I31]" office:value-type="float" office:value="-53.7869522489491" calcext:value-type="float">
            <text:p>-53.79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HO2.Dublet</text:p>
          </table:table-cell>
          <table:table-cell table:style-name="ce4" office:value-type="float" office:value="-7675111.4557075" calcext:value-type="float">
            <text:p>-7675111.46</text:p>
          </table:table-cell>
          <table:table-cell table:style-name="ce3" table:formula="of:=[.H15]+[.L15]" office:value-type="float" office:value="-7674658.75422892" calcext:value-type="float">
            <text:p>-7674658.75</text:p>
          </table:table-cell>
          <table:table-cell table:style-name="ce3" table:formula="of:=[.H15]+[.M15]" office:value-type="float" office:value="-7675111.4557075" calcext:value-type="float">
            <text:p>-7675111.46</text:p>
          </table:table-cell>
          <table:table-cell table:style-name="ce3"/>
          <table:table-cell office:value-type="float" office:value="452.70147858" calcext:value-type="float">
            <text:p>452.70147858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O.Singlet</text:p>
          </table:table-cell>
          <table:table-cell table:style-name="ce3" table:formula="of:=[.H16]-[.$H$6]-[.H32]" office:value-type="float" office:value="-1033.40467649981" calcext:value-type="float">
            <text:p>-1033.40</text:p>
          </table:table-cell>
          <table:table-cell table:style-name="ce3" table:formula="of:=[.I16]-[.$I$6]-[.I32]" office:value-type="float" office:value="-1023.0253594995" calcext:value-type="float">
            <text:p>-1023.03</text:p>
          </table:table-cell>
          <table:table-cell table:style-name="ce3" table:formula="of:=[.J16]-[.$J$6]-[.I32]" office:value-type="float" office:value="-1024.04001433984" calcext:value-type="float">
            <text:p>-1024.04</text:p>
          </table:table-cell>
          <table:table-cell table:formula="of:=[.D16]-[.C16]" office:value-type="float" office:value="-1.0146548403427" calcext:value-type="float">
            <text:p>-1.0146548403</text:p>
          </table:table-cell>
          <table:table-cell/>
          <table:table-cell table:style-name="ce1" office:value-type="string" calcext:value-type="string">
            <text:p>O.Singlet</text:p>
          </table:table-cell>
          <table:table-cell table:style-name="ce4" office:value-type="float" office:value="-7475948.027916" calcext:value-type="float">
            <text:p>-7475948.03</text:p>
          </table:table-cell>
          <table:table-cell table:style-name="ce3" table:formula="of:=[.H16]+[.L16]" office:value-type="float" office:value="-7475533.53263617" calcext:value-type="float">
            <text:p>-7475533.53</text:p>
          </table:table-cell>
          <table:table-cell table:style-name="ce3" table:formula="of:=[.H16]+[.M16]" office:value-type="float" office:value="-7473447.32023118" calcext:value-type="float">
            <text:p>-7473447.32</text:p>
          </table:table-cell>
          <table:table-cell table:style-name="ce3"/>
          <table:table-cell office:value-type="float" office:value="414.49527983" calcext:value-type="float">
            <text:p>414.49527983</text:p>
          </table:table-cell>
          <table:table-cell office:value-type="float" office:value="2500.70768482" calcext:value-type="float">
            <text:p>2500.707684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.Triplet</text:p>
          </table:table-cell>
          <table:table-cell table:style-name="ce3" table:formula="of:=[.H17]-[.$H$6]-[.H33]" office:value-type="float" office:value="-16.1520759998821" calcext:value-type="float">
            <text:p>-16.15</text:p>
          </table:table-cell>
          <table:table-cell table:style-name="ce3" table:formula="of:=[.I17]-[.$I$6]-[.I33]" office:value-type="float" office:value="-12.7711696799088" calcext:value-type="float">
            <text:p>-12.77</text:p>
          </table:table-cell>
          <table:table-cell table:style-name="ce3" table:formula="of:=[.J17]-[.$J$6]-[.I33]" office:value-type="float" office:value="-13.3796164493251" calcext:value-type="float">
            <text:p>-13.38</text:p>
          </table:table-cell>
          <table:table-cell table:formula="of:=[.D17]-[.C17]" office:value-type="float" office:value="-0.608446769416332" calcext:value-type="float">
            <text:p>-0.6084467694</text:p>
          </table:table-cell>
          <table:table-cell/>
          <table:table-cell table:style-name="ce1" office:value-type="string" calcext:value-type="string">
            <text:p>O.Triplet</text:p>
          </table:table-cell>
          <table:table-cell table:style-name="ce4" office:value-type="float" office:value="-7475926.498816" calcext:value-type="float">
            <text:p>-7475926.50</text:p>
          </table:table-cell>
          <table:table-cell table:style-name="ce3" table:formula="of:=[.H17]+[.L17]" office:value-type="float" office:value="-7475519.00844635" calcext:value-type="float">
            <text:p>-7475519.01</text:p>
          </table:table-cell>
          <table:table-cell table:style-name="ce3" table:formula="of:=[.H17]+[.M17]" office:value-type="float" office:value="-7473432.38983329" calcext:value-type="float">
            <text:p>-7473432.39</text:p>
          </table:table-cell>
          <table:table-cell table:style-name="ce3"/>
          <table:table-cell office:value-type="float" office:value="407.49036965" calcext:value-type="float">
            <text:p>407.49036965</text:p>
          </table:table-cell>
          <table:table-cell office:value-type="float" office:value="2494.10898271" calcext:value-type="float">
            <text:p>2494.108982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2.Singlet</text:p>
          </table:table-cell>
          <table:table-cell table:style-name="ce3" table:formula="of:=[.H18]-[.$H$6]-[.H34]" office:value-type="float" office:value="-8.41604024916887" calcext:value-type="float">
            <text:p>-8.42</text:p>
          </table:table-cell>
          <table:table-cell table:style-name="ce3" table:formula="of:=[.I18]-[.$I$6]-[.I34]" office:value-type="float" office:value="-4.49734051874839" calcext:value-type="float">
            <text:p>-4.50</text:p>
          </table:table-cell>
          <table:table-cell table:style-name="ce3" table:formula="of:=[.J18]-[.$J$6]-[.I34]" office:value-type="float" office:value="-5.75906671839766" calcext:value-type="float">
            <text:p>-5.76</text:p>
          </table:table-cell>
          <table:table-cell table:formula="of:=[.D18]-[.C18]" office:value-type="float" office:value="-1.26172619964927" calcext:value-type="float">
            <text:p>-1.2617261996</text:p>
          </table:table-cell>
          <table:table-cell/>
          <table:table-cell table:style-name="ce1" office:value-type="string" calcext:value-type="string">
            <text:p>O2.Singlet</text:p>
          </table:table-cell>
          <table:table-cell table:style-name="ce4" office:value-type="float" office:value="-7673360.3049685" calcext:value-type="float">
            <text:p>-7673360.30</text:p>
          </table:table-cell>
          <table:table-cell table:style-name="ce3" table:formula="of:=[.H18]+[.L18]" office:value-type="float" office:value="-7672942.52461719" calcext:value-type="float">
            <text:p>-7672942.52</text:p>
          </table:table-cell>
          <table:table-cell table:style-name="ce3" table:formula="of:=[.H18]+[.M18]" office:value-type="float" office:value="-7670856.55928356" calcext:value-type="float">
            <text:p>-7670856.56</text:p>
          </table:table-cell>
          <table:table-cell table:style-name="ce3"/>
          <table:table-cell office:value-type="float" office:value="417.78035131" calcext:value-type="float">
            <text:p>417.78035131</text:p>
          </table:table-cell>
          <table:table-cell office:value-type="float" office:value="2503.74568494" calcext:value-type="float">
            <text:p>2503.745684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2.Triplet</text:p>
          </table:table-cell>
          <table:table-cell table:style-name="ce3" table:formula="of:=[.H19]-[.$H$6]-[.H35]" office:value-type="float" office:value="-2.47610904974863" calcext:value-type="float">
            <text:p>-2.48</text:p>
          </table:table-cell>
          <table:table-cell table:style-name="ce3" table:formula="of:=[.I19]-[.$I$6]-[.I35]" office:value-type="float" office:value="1.49094352015527" calcext:value-type="float">
            <text:p>1.49</text:p>
          </table:table-cell>
          <table:table-cell table:style-name="ce3" table:formula="of:=[.J19]-[.$J$6]-[.I35]" office:value-type="float" office:value="0.831416090775747" calcext:value-type="float">
            <text:p>0.83</text:p>
          </table:table-cell>
          <table:table-cell table:formula="of:=[.D19]-[.C19]" office:value-type="float" office:value="-0.659527429379523" calcext:value-type="float">
            <text:p>-0.6595274294</text:p>
          </table:table-cell>
          <table:table-cell/>
          <table:table-cell table:style-name="ce1" office:value-type="string" calcext:value-type="string">
            <text:p>O2.Triplet</text:p>
          </table:table-cell>
          <table:table-cell table:style-name="ce4" office:value-type="float" office:value="-7673516.5904815" calcext:value-type="float">
            <text:p>-7673516.59</text:p>
          </table:table-cell>
          <table:table-cell table:style-name="ce3" table:formula="of:=[.H19]+[.L19]" office:value-type="float" office:value="-7673098.68633315" calcext:value-type="float">
            <text:p>-7673098.69</text:p>
          </table:table-cell>
          <table:table-cell table:style-name="ce3" table:formula="of:=[.H19]+[.M19]" office:value-type="float" office:value="-7671012.11880075" calcext:value-type="float">
            <text:p>-7671012.12</text:p>
          </table:table-cell>
          <table:table-cell table:style-name="ce3"/>
          <table:table-cell office:value-type="float" office:value="417.90414835" calcext:value-type="float">
            <text:p>417.90414835</text:p>
          </table:table-cell>
          <table:table-cell office:value-type="float" office:value="2504.47168075" calcext:value-type="float">
            <text:p>2504.47168075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number-columns-repeated="6"/>
          <table:table-cell table:style-name="ce3" table:number-columns-repeated="4"/>
          <table:table-cell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Gasphase</text:p>
          </table:table-cell>
          <table:table-cell table:style-name="ce3" table:number-columns-repeated="4"/>
          <table:table-cell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5" office:value-type="string" calcext:value-type="string">
            <text:p>E_0</text:p>
          </table:table-cell>
          <table:table-cell table:style-name="ce5" office:value-type="string" calcext:value-type="string">
            <text:p>E_ZP</text:p>
          </table:table-cell>
          <table:table-cell table:style-name="ce3" table:number-columns-repeated="4"/>
          <table:table-cell table:number-columns-repeated="3"/>
          <table:table-cell table:style-name="ce6"/>
          <table:table-cell table:number-columns-repeated="2"/>
          <table:table-cell table:style-name="ce3"/>
        </table:table-row>
        <table:table-row table:style-name="ro1">
          <table:table-cell table:number-columns-repeated="6"/>
          <table:table-cell table:style-name="ce1" office:value-type="string" calcext:value-type="string">
            <text:p>H.Dublet</text:p>
          </table:table-cell>
          <table:table-cell table:style-name="ce3" office:value-type="float" office:value="-1309.5022565" calcext:value-type="float">
            <text:p>-1309.50</text:p>
          </table:table-cell>
          <table:table-cell table:style-name="ce3" office:value-type="float" office:value="-1309.5" calcext:value-type="float">
            <text:p>-1309.50</text:p>
          </table:table-cell>
          <table:table-cell table:style-name="ce3" table:number-columns-repeated="4"/>
          <table:table-cell table:number-columns-repeated="3"/>
          <table:table-cell table:style-name="ce6"/>
          <table:table-cell table:number-columns-repeated="2"/>
          <table:table-cell table:style-name="ce3"/>
        </table:table-row>
        <table:table-row table:style-name="ro1">
          <table:table-cell table:number-columns-repeated="6"/>
          <table:table-cell table:style-name="ce1" office:value-type="string" calcext:value-type="string">
            <text:p>H2.Singlet</text:p>
          </table:table-cell>
          <table:table-cell table:style-name="ce3" office:value-type="float" office:value="-3079.5248715835" calcext:value-type="float">
            <text:p>-3079.52</text:p>
          </table:table-cell>
          <table:table-cell table:style-name="ce3" office:value-type="float" office:value="-3053.08" calcext:value-type="float">
            <text:p>-3053.08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/>
          <table:table-cell/>
          <table:table-cell table:style-name="ce3"/>
        </table:table-row>
        <table:table-row table:style-name="ro1">
          <table:table-cell table:number-columns-repeated="6"/>
          <table:table-cell table:style-name="ce1" office:value-type="string" calcext:value-type="string">
            <text:p>H2.Triplet</text:p>
          </table:table-cell>
          <table:table-cell table:style-name="ce3" office:value-type="float" office:value="-2236.8336023538" calcext:value-type="float">
            <text:p>-2236.83</text:p>
          </table:table-cell>
          <table:table-cell office:value-type="float" office:value="-2227.08" calcext:value-type="float">
            <text:p>-2227.08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H2O.Singlet</text:p>
          </table:table-cell>
          <table:table-cell table:style-name="ce3" office:value-type="float" office:value="-200666.322776445" calcext:value-type="float">
            <text:p>-200666.32</text:p>
          </table:table-cell>
          <table:table-cell table:style-name="ce3" office:value-type="float" office:value="-200610.68" calcext:value-type="float">
            <text:p>-200610.68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H2O.Triplet</text:p>
          </table:table-cell>
          <table:table-cell table:style-name="ce3" office:value-type="float" office:value="-200157.63" calcext:value-type="float">
            <text:p>-200157.63</text:p>
          </table:table-cell>
          <table:table-cell table:style-name="ce3" office:value-type="float" office:value="-200133.87784527" calcext:value-type="float">
            <text:p>-200133.88</text:p>
          </table:table-cell>
          <table:table-cell table:style-name="ce3" table:number-columns-repeated="4"/>
          <table:table-cell table:number-columns-repeated="3"/>
          <table:table-cell table:style-name="ce6"/>
          <table:table-cell table:number-columns-repeated="2"/>
          <table:table-cell table:style-name="ce3"/>
        </table:table-row>
        <table:table-row table:style-name="ro1">
          <table:table-cell table:number-columns-repeated="6"/>
          <table:table-cell table:style-name="ce1" office:value-type="string" calcext:value-type="string">
            <text:p>H2O2.Singlet</text:p>
          </table:table-cell>
          <table:table-cell table:style-name="ce3" office:value-type="float" office:value="-397904.5433829" calcext:value-type="float">
            <text:p>-397904.54</text:p>
          </table:table-cell>
          <table:table-cell table:style-name="ce3" office:value-type="float" office:value="-397835.25" calcext:value-type="float">
            <text:p>-397835.25</text:p>
          </table:table-cell>
          <table:table-cell table:style-name="ce3" table:number-columns-repeated="4"/>
          <table:table-cell table:number-columns-repeated="3"/>
          <table:table-cell table:style-name="ce6"/>
          <table:table-cell table:number-columns-repeated="2"/>
          <table:table-cell table:style-name="ce3"/>
        </table:table-row>
        <table:table-row table:style-name="ro1">
          <table:table-cell table:number-columns-repeated="6"/>
          <table:table-cell table:style-name="ce1" office:value-type="string" calcext:value-type="string">
            <text:p>H2O2.Triplet</text:p>
          </table:table-cell>
          <table:table-cell table:style-name="ce3" office:value-type="float" office:value="-397725.60741885" calcext:value-type="float">
            <text:p>-397725.61</text:p>
          </table:table-cell>
          <table:table-cell office:value-type="float" office:value="-397665.69" calcext:value-type="float">
            <text:p>-397665.69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HO.Dublet</text:p>
          </table:table-cell>
          <table:table-cell table:style-name="ce3" office:value-type="float" office:value="-198847.66210961" calcext:value-type="float">
            <text:p>-198847.66</text:p>
          </table:table-cell>
          <table:table-cell table:style-name="ce3" office:value-type="float" office:value="-198825.61" calcext:value-type="float">
            <text:p>-198825.61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2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HO2.Dublet</text:p>
          </table:table-cell>
          <table:table-cell table:style-name="ce3" office:value-type="float" office:value="-396225.60045765" calcext:value-type="float">
            <text:p>-396225.60</text:p>
          </table:table-cell>
          <table:table-cell table:style-name="ce3" office:value-type="float" office:value="-396188.7" calcext:value-type="float">
            <text:p>-396188.70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2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O.Singlet</text:p>
          </table:table-cell>
          <table:table-cell table:style-name="ce3" office:value-type="float" office:value="-196094.2445465" calcext:value-type="float">
            <text:p>-196094.24</text:p>
          </table:table-cell>
          <table:table-cell table:style-name="ce3" office:value-type="float" office:value="-196094.24" calcext:value-type="float">
            <text:p>-196094.24</text:p>
          </table:table-cell>
          <table:table-cell table:style-name="ce3" table:number-columns-repeated="4"/>
          <table:table-cell table:number-columns-repeated="3"/>
          <table:table-cell table:style-name="ce6"/>
          <table:table-cell table:style-name="ce3" table:number-columns-repeated="2"/>
          <table:table-cell/>
        </table:table-row>
        <table:table-row table:style-name="ro3">
          <table:table-cell table:number-columns-repeated="6"/>
          <table:table-cell table:style-name="ce1" office:value-type="string" calcext:value-type="string">
            <text:p>O.Triplet</text:p>
          </table:table-cell>
          <table:table-cell table:style-name="ce3" office:value-type="float" office:value="-197089.968047" calcext:value-type="float">
            <text:p>-197089.97</text:p>
          </table:table-cell>
          <table:table-cell office:value-type="float" office:value="-197089.97" calcext:value-type="float">
            <text:p>-197089.97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O2.Singlet</text:p>
          </table:table-cell>
          <table:table-cell table:style-name="ce3" office:value-type="float" office:value="-394531.51023525" calcext:value-type="float">
            <text:p>-394531.51</text:p>
          </table:table-cell>
          <table:table-cell table:style-name="ce3" office:value-type="float" office:value="-394521.76" calcext:value-type="float">
            <text:p>-394521.76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O2.Triplet</text:p>
          </table:table-cell>
          <table:table-cell table:style-name="ce3" office:value-type="float" office:value="-394693.73567945" calcext:value-type="float">
            <text:p>-394693.74</text:p>
          </table:table-cell>
          <table:table-cell office:value-type="float" office:value="-394683.91" calcext:value-type="float">
            <text:p>-394683.91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number-columns-repeated="9"/>
          <table:table-cell table:style-name="ce3" table:number-columns-repeated="6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hemshell-Fil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mshell input</text:p>
          </table:table-cell>
          <table:table-cell office:value-type="string" calcext:value-type="string">
            <text:p>qm_opt.chm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chemshell output</text:p>
          </table:table-cell>
          <table:table-cell table:style-name="ce2" office:value-type="string" calcext:value-type="string">
            <text:p>chemsh_”JOBID”.out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path</text:p>
          </table:table-cell>
          <table:table-cell table:style-name="ce2" office:value-type="string" calcext:value-type="string">
            <text:p>path.xy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imum geometry</text:p>
          </table:table-cell>
          <table:table-cell office:value-type="string" calcext:value-type="string">
            <text:p>opt.xyz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PATH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Adsorption Ground state optimisation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ICALLY</text:p>
          </table:table-cell>
          <table:table-cell office:value-type="string" calcext:value-type="string">
            <text:p>/home/linux11_i1/bissinge/Master2015/B_LargeAdsorption/”MOLECULE”/Defaultrun.”SPIN”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e.g.</text:p>
          </table:table-cell>
          <table:table-cell office:value-type="string" calcext:value-type="string">
            <text:p>/home/linux11_i1/bissinge/Master2015/B_LargeAdsorption/H/Defaultrun.Dublet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 office:value-type="string" calcext:value-type="string">
            <text:p>ZP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ICALLY</text:p>
          </table:table-cell>
          <table:table-cell office:value-type="string" calcext:value-type="string">
            <text:p>/home/linux11_i1/bissinge/Master2015/B_LargeAdsorption/ZPE/”MOLECULE”/ZPE.”ACTIVE”.Defaultrun.”SPIN”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e.g.</text:p>
          </table:table-cell>
          <table:table-cell office:value-type="string" calcext:value-type="string">
            <text:p>/home/linux11_i1/bissinge/Master2015/B_LargeAdsorption/ZPE/H/ZPE.Ring.Defaultrun.Dublet</text:p>
          </table:table-cell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table:number-columns-repeated="4"/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table:number-columns-repeated="4"/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6"/>
        </table:table-row>
        <table:table-row table:style-name="ro1" table:number-rows-repeated="2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rozen O Energies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b3ly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def2-TZVP/def2-TZVP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kJ/mol</text:p>
          </table:table-cell>
          <table:table-cell table:number-columns-repeated="4"/>
          <table:table-cell table:style-name="ce1" office:value-type="string" calcext:value-type="string">
            <text:p>REFERENC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Adsorption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/>
          <table:table-cell table:style-name="ce1" office:value-type="string" calcext:value-type="string">
            <text:p>ZPE_CORR</text:p>
          </table:table-cell>
          <table:table-cell table:style-name="ce1"/>
        </table:table-row>
        <table:table-row table:style-name="ro1">
          <table:table-cell office:value-type="string" calcext:value-type="string">
            <text:p>NO MOLECULE</text:p>
          </table:table-cell>
          <table:table-cell table:formula="of:=[.H6]-[.$H$6]" office:value-type="float" office:value="0" calcext:value-type="float">
            <text:p>0</text:p>
          </table:table-cell>
          <table:table-cell table:style-name="ce3" table:formula="of:=[.I6]-[.$I$6]" office:value-type="float" office:value="0" calcext:value-type="float">
            <text:p>0.00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NO MOLECULE</text:p>
          </table:table-cell>
          <table:table-cell table:style-name="ce3" office:value-type="float" office:value="-7250697.8474155" calcext:value-type="float">
            <text:p>-7250697.85</text:p>
          </table:table-cell>
          <table:table-cell table:style-name="ce3" table:formula="of:=[.H6]+[.K6]" office:value-type="float" office:value="-7250334.6078607" calcext:value-type="float">
            <text:p>-7250334.61</text:p>
          </table:table-cell>
          <table:table-cell table:style-name="ce3"/>
          <table:table-cell office:value-type="float" office:value="363.2395548" calcext:value-type="float">
            <text:p>363.2395548</text:p>
          </table:table-cell>
          <table:table-cell/>
        </table:table-row>
        <table:table-row table:style-name="ro1">
          <table:table-cell office:value-type="string" calcext:value-type="string">
            <text:p>H.Dublet</text:p>
          </table:table-cell>
          <table:table-cell table:style-name="ce3" table:formula="of:=[.H7]-[.$H$6]-[.H23]" office:value-type="float" office:value="-2.45221700014008" calcext:value-type="float">
            <text:p>-2.45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.Dublet</text:p>
          </table:table-cell>
          <table:table-cell office:value-type="float" office:value="-7252009.801889" calcext:value-type="float">
            <text:p>-7252009.80188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.Singlet</text:p>
          </table:table-cell>
          <table:table-cell table:style-name="ce3" table:formula="of:=[.H8]-[.$H$6]-[.H24]" office:value-type="float" office:value="-3.03529591631786" calcext:value-type="float">
            <text:p>-3.04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.Singlet</text:p>
          </table:table-cell>
          <table:table-cell office:value-type="float" office:value="-7253780.407583" calcext:value-type="float">
            <text:p>-7253780.407583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.Triplet</text:p>
          </table:table-cell>
          <table:table-cell table:style-name="ce3" table:formula="of:=[.H9]-[.$H$6]-[.H25]" office:value-type="float" office:value="-219.542189645711" calcext:value-type="float">
            <text:p>-219.54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.Triplet</text:p>
          </table:table-cell>
          <table:table-cell office:value-type="float" office:value="-7253154.2232075" calcext:value-type="float">
            <text:p>-7253154.223207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O.Singlet</text:p>
          </table:table-cell>
          <table:table-cell table:style-name="ce3" table:formula="of:=[.H10]-[.$H$6]-[.H26]" office:value-type="float" office:value="-45.0656835550326" calcext:value-type="float">
            <text:p>-45.07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O.Singlet</text:p>
          </table:table-cell>
          <table:table-cell office:value-type="float" office:value="-7451409.2358755" calcext:value-type="float">
            <text:p>-7451409.235875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O.Triplet</text:p>
          </table:table-cell>
          <table:table-cell table:style-name="ce3" table:formula="of:=[.H11]-[.$H$6]-[.H27]" office:value-type="float" office:value="-44.2513044996886" calcext:value-type="float">
            <text:p>-44.25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O.Triplet</text:p>
          </table:table-cell>
          <table:table-cell office:value-type="float" office:value="-7450899.72872" calcext:value-type="float">
            <text:p>-7450899.72872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O2.Singlet</text:p>
          </table:table-cell>
          <table:table-cell table:style-name="ce3" table:formula="of:=[.H12]-[.$H$6]-[.H28]" office:value-type="float" office:value="-44.6340250995127" calcext:value-type="float">
            <text:p>-44.63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O2.Singlet</text:p>
          </table:table-cell>
          <table:table-cell office:value-type="float" office:value="-7648647.0248235" calcext:value-type="float">
            <text:p>-7648647.024823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2O2.Triplet</text:p>
          </table:table-cell>
          <table:table-cell table:style-name="ce3" table:formula="of:=[.H13]-[.$H$6]-[.H29]" office:value-type="float" office:value="-58.4995531496243" calcext:value-type="float">
            <text:p>-58.50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2O2.Triplet</text:p>
          </table:table-cell>
          <table:table-cell office:value-type="float" office:value="-7648481.9543875" calcext:value-type="float">
            <text:p>-7648481.954387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O.Dublet</text:p>
          </table:table-cell>
          <table:table-cell table:style-name="ce3" table:formula="of:=[.H14]-[.$H$6]-[.H30]" office:value-type="float" office:value="-42.5666538892838" calcext:value-type="float">
            <text:p>-42.57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O.Dublet</text:p>
          </table:table-cell>
          <table:table-cell office:value-type="float" office:value="-7449588.076179" calcext:value-type="float">
            <text:p>-7449588.07617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O2.Dublet</text:p>
          </table:table-cell>
          <table:table-cell table:style-name="ce3" table:formula="of:=[.H15]-[.$H$6]-[.H31]" office:value-type="float" office:value="-62.2130603498081" calcext:value-type="float">
            <text:p>-62.21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HO2.Dublet</text:p>
          </table:table-cell>
          <table:table-cell office:value-type="float" office:value="-7646985.6609335" calcext:value-type="float">
            <text:p>-7646985.660933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.Singlet</text:p>
          </table:table-cell>
          <table:table-cell table:style-name="ce3" table:formula="of:=[.H16]-[.$H$6]-[.H32]" office:value-type="float" office:value="-1001.21604650005" calcext:value-type="float">
            <text:p>-1001.22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O.Singlet</text:p>
          </table:table-cell>
          <table:table-cell office:value-type="float" office:value="-7447793.3080085" calcext:value-type="float">
            <text:p>-7447793.308008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.Triplet</text:p>
          </table:table-cell>
          <table:table-cell table:style-name="ce3" table:formula="of:=[.H17]-[.$H$6]-[.H33]" office:value-type="float" office:value="-16.5432754992507" calcext:value-type="float">
            <text:p>-16.54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O.Triplet</text:p>
          </table:table-cell>
          <table:table-cell office:value-type="float" office:value="-7447804.358738" calcext:value-type="float">
            <text:p>-7447804.35873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2.Singlet</text:p>
          </table:table-cell>
          <table:table-cell table:style-name="ce3" table:formula="of:=[.H18]-[.$H$6]-[.H34]" office:value-type="float" office:value="-9.59488974977285" calcext:value-type="float">
            <text:p>-9.59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O2.Singlet</text:p>
          </table:table-cell>
          <table:table-cell office:value-type="float" office:value="-7645238.9525405" calcext:value-type="float">
            <text:p>-7645238.952540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O2.Triplet</text:p>
          </table:table-cell>
          <table:table-cell table:style-name="ce3" table:formula="of:=[.H19]-[.$H$6]-[.H35]" office:value-type="float" office:value="-2.42097355006263" calcext:value-type="float">
            <text:p>-2.42</text:p>
          </table:table-cell>
          <table:table-cell table:style-name="ce3" table:number-columns-repeated="2"/>
          <table:table-cell table:number-columns-repeated="2"/>
          <table:table-cell table:style-name="ce1" office:value-type="string" calcext:value-type="string">
            <text:p>O2.Triplet</text:p>
          </table:table-cell>
          <table:table-cell office:value-type="float" office:value="-7645394.0040685" calcext:value-type="float">
            <text:p>-7645394.004068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Gasphase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fference to Active Surface</text:p>
          </table:table-cell>
          <table:table-cell/>
          <table:table-cell table:style-name="ce1" table:number-columns-repeated="2"/>
          <table:table-cell table:number-columns-repeated="3"/>
          <table:table-cell table:style-name="ce5" office:value-type="string" calcext:value-type="string">
            <text:p>E_0</text:p>
          </table:table-cell>
          <table:table-cell table:style-name="ce5" office:value-type="string" calcext:value-type="string">
            <text:p>E_ZP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H.Dublet</text:p>
          </table:table-cell>
          <table:table-cell table:style-name="ce3" office:value-type="float" office:value="-1309.5022565" calcext:value-type="float">
            <text:p>-1309.50</text:p>
          </table:table-cell>
          <table:table-cell table:style-name="ce3" office:value-type="float" office:value="-1309.5" calcext:value-type="float">
            <text:p>-1309.5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H2.Singlet</text:p>
          </table:table-cell>
          <table:table-cell table:style-name="ce3" office:value-type="float" office:value="-3079.5248715835" calcext:value-type="float">
            <text:p>-3079.52</text:p>
          </table:table-cell>
          <table:table-cell table:style-name="ce3" office:value-type="float" office:value="-3053.08" calcext:value-type="float">
            <text:p>-3053.08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H2.Triplet</text:p>
          </table:table-cell>
          <table:table-cell table:style-name="ce3" office:value-type="float" office:value="-2236.8336023538" calcext:value-type="float">
            <text:p>-2236.83</text:p>
          </table:table-cell>
          <table:table-cell office:value-type="float" office:value="-2227.08" calcext:value-type="float">
            <text:p>-2227.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NO MOLECULE</text:p>
          </table:table-cell>
          <table:table-cell table:formula="of:=[.B6]-['Active Surface Energies'.B6]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H2O.Singlet</text:p>
          </table:table-cell>
          <table:table-cell table:style-name="ce3" office:value-type="float" office:value="-200666.322776445" calcext:value-type="float">
            <text:p>-200666.32</text:p>
          </table:table-cell>
          <table:table-cell table:style-name="ce3" office:value-type="float" office:value="-200610.68" calcext:value-type="float">
            <text:p>-200610.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.Dublet</text:p>
          </table:table-cell>
          <table:table-cell table:formula="of:=[.B7]-['Active Surface Energies'.B7]" office:value-type="float" office:value="-0.764020500704646" calcext:value-type="float">
            <text:p>-0.7640205007</text:p>
          </table:table-cell>
          <table:table-cell table:number-columns-repeated="4"/>
          <table:table-cell table:style-name="ce1" office:value-type="string" calcext:value-type="string">
            <text:p>H2O.Triplet</text:p>
          </table:table-cell>
          <table:table-cell table:style-name="ce3" office:value-type="float" office:value="-200157.63" calcext:value-type="float">
            <text:p>-200157.63</text:p>
          </table:table-cell>
          <table:table-cell table:style-name="ce3" office:value-type="float" office:value="-200133.87784527" calcext:value-type="float">
            <text:p>-200133.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.Singlet</text:p>
          </table:table-cell>
          <table:table-cell table:formula="of:=[.B8]-['Active Surface Energies'.B8]" office:value-type="float" office:value="-0.380697499960661" calcext:value-type="float">
            <text:p>-0.3806975</text:p>
          </table:table-cell>
          <table:table-cell table:number-columns-repeated="4"/>
          <table:table-cell table:style-name="ce1" office:value-type="string" calcext:value-type="string">
            <text:p>H2O2.Singlet</text:p>
          </table:table-cell>
          <table:table-cell table:style-name="ce3" office:value-type="float" office:value="-397904.5433829" calcext:value-type="float">
            <text:p>-397904.54</text:p>
          </table:table-cell>
          <table:table-cell table:style-name="ce3" office:value-type="float" office:value="-397835.25" calcext:value-type="float">
            <text:p>-397835.2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.Triplet</text:p>
          </table:table-cell>
          <table:table-cell table:formula="of:=[.B9]-['Active Surface Energies'.B9]" office:value-type="float" office:value="39.2696035001427" calcext:value-type="float">
            <text:p>39.2696035001</text:p>
          </table:table-cell>
          <table:table-cell table:number-columns-repeated="4"/>
          <table:table-cell table:style-name="ce1" office:value-type="string" calcext:value-type="string">
            <text:p>H2O2.Triplet</text:p>
          </table:table-cell>
          <table:table-cell table:style-name="ce3" office:value-type="float" office:value="-397725.60741885" calcext:value-type="float">
            <text:p>-397725.61</text:p>
          </table:table-cell>
          <table:table-cell office:value-type="float" office:value="-397665.69" calcext:value-type="float">
            <text:p>-397665.6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O.Singlet</text:p>
          </table:table-cell>
          <table:table-cell table:formula="of:=[.B10]-['Active Surface Energies'.B10]" office:value-type="float" office:value="2.93268349952996" calcext:value-type="float">
            <text:p>2.9326834995</text:p>
          </table:table-cell>
          <table:table-cell table:number-columns-repeated="4"/>
          <table:table-cell table:style-name="ce1" office:value-type="string" calcext:value-type="string">
            <text:p>HO.Dublet</text:p>
          </table:table-cell>
          <table:table-cell table:style-name="ce3" office:value-type="float" office:value="-198847.66210961" calcext:value-type="float">
            <text:p>-198847.66</text:p>
          </table:table-cell>
          <table:table-cell table:style-name="ce3" office:value-type="float" office:value="-198825.61" calcext:value-type="float">
            <text:p>-198825.6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O.Triplet</text:p>
          </table:table-cell>
          <table:table-cell table:formula="of:=[.B11]-['Active Surface Energies'.B11]" office:value-type="float" office:value="0.399075999855995" calcext:value-type="float">
            <text:p>0.3990759999</text:p>
          </table:table-cell>
          <table:table-cell table:number-columns-repeated="4"/>
          <table:table-cell table:style-name="ce1" office:value-type="string" calcext:value-type="string">
            <text:p>HO2.Dublet</text:p>
          </table:table-cell>
          <table:table-cell table:style-name="ce3" office:value-type="float" office:value="-396225.60045765" calcext:value-type="float">
            <text:p>-396225.60</text:p>
          </table:table-cell>
          <table:table-cell table:style-name="ce3" office:value-type="float" office:value="-396188.7" calcext:value-type="float">
            <text:p>-396188.7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O2.Singlet</text:p>
          </table:table-cell>
          <table:table-cell table:formula="of:=[.B12]-['Active Surface Energies'.B12]" office:value-type="float" office:value="-2.87229700013995" calcext:value-type="float">
            <text:p>-2.8722970001</text:p>
          </table:table-cell>
          <table:table-cell table:number-columns-repeated="4"/>
          <table:table-cell table:style-name="ce1" office:value-type="string" calcext:value-type="string">
            <text:p>O.Singlet</text:p>
          </table:table-cell>
          <table:table-cell table:style-name="ce3" office:value-type="float" office:value="-196094.2445465" calcext:value-type="float">
            <text:p>-196094.24</text:p>
          </table:table-cell>
          <table:table-cell table:style-name="ce3" office:value-type="float" office:value="-196094.24" calcext:value-type="float">
            <text:p>-196094.2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2O2.Triplet</text:p>
          </table:table-cell>
          <table:table-cell table:formula="of:=[.B13]-['Active Surface Energies'.B13]" office:value-type="float" office:value="-3.15585099998862" calcext:value-type="float">
            <text:p>-3.155851</text:p>
          </table:table-cell>
          <table:table-cell table:number-columns-repeated="4"/>
          <table:table-cell table:style-name="ce1" office:value-type="string" calcext:value-type="string">
            <text:p>O.Triplet</text:p>
          </table:table-cell>
          <table:table-cell table:style-name="ce3" office:value-type="float" office:value="-197089.968047" calcext:value-type="float">
            <text:p>-197089.97</text:p>
          </table:table-cell>
          <table:table-cell office:value-type="float" office:value="-197089.97" calcext:value-type="float">
            <text:p>-197089.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O.Dublet</text:p>
          </table:table-cell>
          <table:table-cell table:formula="of:=[.B14]-['Active Surface Energies'.B14]" office:value-type="float" office:value="2.41808550059795" calcext:value-type="float">
            <text:p>2.4180855006</text:p>
          </table:table-cell>
          <table:table-cell table:number-columns-repeated="4"/>
          <table:table-cell table:style-name="ce1" office:value-type="string" calcext:value-type="string">
            <text:p>O2.Singlet</text:p>
          </table:table-cell>
          <table:table-cell table:style-name="ce3" office:value-type="float" office:value="-394531.51023525" calcext:value-type="float">
            <text:p>-394531.51</text:p>
          </table:table-cell>
          <table:table-cell table:style-name="ce3" office:value-type="float" office:value="-394521.76" calcext:value-type="float">
            <text:p>-394521.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O2.Dublet</text:p>
          </table:table-cell>
          <table:table-cell table:formula="of:=[.B15]-['Active Surface Energies'.B15]" office:value-type="float" office:value="3.26349649950862" calcext:value-type="float">
            <text:p>3.2634964995</text:p>
          </table:table-cell>
          <table:table-cell table:number-columns-repeated="4"/>
          <table:table-cell table:style-name="ce1" office:value-type="string" calcext:value-type="string">
            <text:p>O2.Triplet</text:p>
          </table:table-cell>
          <table:table-cell table:style-name="ce3" office:value-type="float" office:value="-394693.73567945" calcext:value-type="float">
            <text:p>-394693.74</text:p>
          </table:table-cell>
          <table:table-cell office:value-type="float" office:value="-394683.91" calcext:value-type="float">
            <text:p>-394683.9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.Singlet</text:p>
          </table:table-cell>
          <table:table-cell table:formula="of:=[.B16]-['Active Surface Energies'.B16]" office:value-type="float" office:value="32.1886299997568" calcext:value-type="float">
            <text:p>32.1886299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.Triplet</text:p>
          </table:table-cell>
          <table:table-cell table:formula="of:=[.B17]-['Active Surface Energies'.B17]" office:value-type="float" office:value="-0.391199499368668" calcext:value-type="float">
            <text:p>-0.3911994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2.Singlet</text:p>
          </table:table-cell>
          <table:table-cell table:formula="of:=[.B18]-['Active Surface Energies'.B18]" office:value-type="float" office:value="-1.17884950060397" calcext:value-type="float">
            <text:p>-1.1788495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2.Triplet</text:p>
          </table:table-cell>
          <table:table-cell table:formula="of:=[.B19]-['Active Surface Energies'.B19]" office:value-type="float" office:value="0.0551354996860027" calcext:value-type="float">
            <text:p>0.0551354997</text:p>
          </table:table-cell>
          <table:table-cell table:number-columns-repeated="10"/>
        </table:table-row>
        <table:table-row table:style-name="ro4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ATH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sorption Ground state optimisations: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BASICALLY</text:p>
          </table:table-cell>
          <table:table-cell office:value-type="string" calcext:value-type="string">
            <text:p>/home/linux11_i1/bissinge/Master2015/9_FletcherMolecule/”MOLECULE”/Defaultrun.”SPIN”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.g.</text:p>
          </table:table-cell>
          <table:table-cell office:value-type="string" calcext:value-type="string">
            <text:p>/home/linux11_i1/bissinge/Master2015/9_FletcherMolecule/H/Defaultrun.Dublet</text:p>
          </table:table-cell>
          <table:table-cell table:number-columns-repeated="10"/>
        </table:table-row>
        <table:table-row table:style-name="ro1" table:number-rows-repeated="2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Reaction energies" table:style-name="ta1"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ce3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EACTIONS (ADSORBED)</text:p>
          </table:table-cell>
          <table:table-cell table:style-name="Default"/>
          <table:table-cell table:number-columns-repeated="3"/>
          <table:table-cell table:style-name="ce1" office:value-type="string" calcext:value-type="string">
            <text:p>REACTIONS (REGULAR)</text:p>
          </table:table-cell>
          <table:table-cell table:style-name="Default" table:number-columns-repeated="4"/>
          <table:table-cell table:style-name="ce1" office:value-type="string" calcext:value-type="string">
            <text:p>DIFFERENCES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DUMM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 office:value-type="string" calcext:value-type="string">
            <text:p>E_ZP_All</text:p>
          </table:table-cell>
          <table:table-cell table:number-columns-repeated="2"/>
          <table:table-cell table:style-name="ce1" office:value-type="string" calcext:value-type="string">
            <text:p>E_0</text:p>
          </table:table-cell>
          <table:table-cell table:style-name="ce5" office:value-type="string" calcext:value-type="string">
            <text:p>E_ZP_(RING)</text:p>
          </table:table-cell>
          <table:table-cell table:style-name="ce5" office:value-type="string" calcext:value-type="string">
            <text:p>E_ZP_(ALL)</text:p>
          </table:table-cell>
          <table:table-cell table:style-name="Default"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 office:value-type="string" calcext:value-type="string">
            <text:p>E_ZP_Al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2O_(ad)+1O_(g) → H2O2_(ad)</text:p>
          </table:table-cell>
          <table:table-cell table:formula="of:=[.C31]-[.C30]-[.H34]" office:value-type="float" office:value="-1137.73545349951" calcext:value-type="float">
            <text:p>-1137.74</text:p>
          </table:table-cell>
          <table:table-cell table:style-name="ce3" table:formula="of:=[.D31]-[.D30]-[.I34]" office:value-type="float" office:value="-1128.80999999982" calcext:value-type="float">
            <text:p>-1128.81</text:p>
          </table:table-cell>
          <table:table-cell table:style-name="ce3" table:formula="of:=[.E31]-[.E30]-[.I34]" office:value-type="float" office:value="-1130.65999999945" calcext:value-type="float">
            <text:p>-1130.66</text:p>
          </table:table-cell>
          <table:table-cell table:style-name="ce3"/>
          <table:table-cell table:style-name="ce3" office:value-type="string" calcext:value-type="string">
            <text:p>H2O_(g)+1O_(g) → H2O2_(g)</text:p>
          </table:table-cell>
          <table:table-cell table:formula="of:=[.H31]-[.H30]-[.H34]" office:value-type="float" office:value="-1143.97605995499" calcext:value-type="float">
            <text:p>-1143.98</text:p>
          </table:table-cell>
          <table:table-cell table:formula="of:=[.I31]-[.I30]-[.I34]" office:value-type="float" office:value="-1130.33000000002" calcext:value-type="float">
            <text:p>-1130.33</text:p>
          </table:table-cell>
          <table:table-cell table:formula="of:=[.J31]-[.J30]-[.J34]" office:value-type="float" office:value="-1130.33000000002" calcext:value-type="float">
            <text:p>-1130.33</text:p>
          </table:table-cell>
          <table:table-cell/>
          <table:table-cell table:style-name="ce3" table:formula="of:=[.B4]-[.G4]" office:value-type="float" office:value="6.24060645548161" calcext:value-type="float">
            <text:p>6.24</text:p>
          </table:table-cell>
          <table:table-cell table:style-name="ce3" table:formula="of:=[.C4]-[.H4]" office:value-type="float" office:value="1.52000000019325" calcext:value-type="float">
            <text:p>1.52</text:p>
          </table:table-cell>
          <table:table-cell table:style-name="ce3" table:formula="of:=[.D4]-[.I4]" office:value-type="float" office:value="-0.329999999434222" calcext:value-type="float">
            <text:p>-0.3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OH_(ad)+OH_(g) → H2O2_(ad)</text:p>
          </table:table-cell>
          <table:table-cell table:formula="of:=[.C31]-[.C32]-[.H32]" office:value-type="float" office:value="-205.987890389428" calcext:value-type="float">
            <text:p>-205.99</text:p>
          </table:table-cell>
          <table:table-cell table:style-name="ce3" table:formula="of:=[.D31]-[.D32]-[.I32]" office:value-type="float" office:value="-182.799999999232" calcext:value-type="float">
            <text:p>-182.80</text:p>
          </table:table-cell>
          <table:table-cell table:style-name="ce3" table:formula="of:=[.E31]-[.E32]-[.I32]" office:value-type="float" office:value="-185.029999999679" calcext:value-type="float">
            <text:p>-185.03</text:p>
          </table:table-cell>
          <table:table-cell table:style-name="ce3"/>
          <table:table-cell table:style-name="ce3" office:value-type="string" calcext:value-type="string">
            <text:p>OH_(g)+OH_(g) → H2O2_(g)</text:p>
          </table:table-cell>
          <table:table-cell table:formula="of:=[.H31]-[.H32]-[.H32]" office:value-type="float" office:value="-209.219163679983" calcext:value-type="float">
            <text:p>-209.22</text:p>
          </table:table-cell>
          <table:table-cell table:formula="of:=[.I31]-[.I32]-[.I32]" office:value-type="float" office:value="-184.030000000028" calcext:value-type="float">
            <text:p>-184.03</text:p>
          </table:table-cell>
          <table:table-cell table:formula="of:=[.J31]-[.J32]-[.J32]" office:value-type="float" office:value="-184.030000000028" calcext:value-type="float">
            <text:p>-184.03</text:p>
          </table:table-cell>
          <table:table-cell/>
          <table:table-cell table:style-name="ce3" table:formula="of:=[.B5]-[.G5]" office:value-type="float" office:value="3.23127329055569" calcext:value-type="float">
            <text:p>3.23</text:p>
          </table:table-cell>
          <table:table-cell table:style-name="ce3" table:formula="of:=[.C5]-[.H5]" office:value-type="float" office:value="1.23000000079628" calcext:value-type="float">
            <text:p>1.23</text:p>
          </table:table-cell>
          <table:table-cell table:style-name="ce3" table:formula="of:=[.D5]-[.I5]" office:value-type="float" office:value="-0.999999999650754" calcext:value-type="float">
            <text:p>-1.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OH_(ad)+H_(g) → H2O_(ad)</text:p>
          </table:table-cell>
          <table:table-cell table:formula="of:=[.C30]-[.C32]-[.H28]" office:value-type="float" office:value="-512.167743499926" calcext:value-type="float">
            <text:p>-512.17</text:p>
          </table:table-cell>
          <table:table-cell table:style-name="ce3" table:formula="of:=[.D30]-[.D32]-[.I28]" office:value-type="float" office:value="-475.859999999404" calcext:value-type="float">
            <text:p>-475.86</text:p>
          </table:table-cell>
          <table:table-cell table:style-name="ce3" table:formula="of:=[.E30]-[.E32]-[.I28]" office:value-type="float" office:value="-476.240000000224" calcext:value-type="float">
            <text:p>-476.24</text:p>
          </table:table-cell>
          <table:table-cell table:style-name="ce3"/>
          <table:table-cell table:style-name="ce3" office:value-type="string" calcext:value-type="string">
            <text:p>OH_(g)+H_(g) → H2O_(g)</text:p>
          </table:table-cell>
          <table:table-cell table:formula="of:=[.H30]-[.H32]-[.H28]" office:value-type="float" office:value="-509.158410335" calcext:value-type="float">
            <text:p>-509.16</text:p>
          </table:table-cell>
          <table:table-cell table:formula="of:=[.I30]-[.I32]-[.I28]" office:value-type="float" office:value="-475.570000000007" calcext:value-type="float">
            <text:p>-475.57</text:p>
          </table:table-cell>
          <table:table-cell table:formula="of:=[.J30]-[.J32]-[.J28]" office:value-type="float" office:value="-475.570000000007" calcext:value-type="float">
            <text:p>-475.57</text:p>
          </table:table-cell>
          <table:table-cell/>
          <table:table-cell table:style-name="ce3" table:formula="of:=[.B6]-[.G6]" office:value-type="float" office:value="-3.00933316492592" calcext:value-type="float">
            <text:p>-3.01</text:p>
          </table:table-cell>
          <table:table-cell table:style-name="ce3" table:formula="of:=[.C6]-[.H6]" office:value-type="float" office:value="-0.289999999396969" calcext:value-type="float">
            <text:p>-0.29</text:p>
          </table:table-cell>
          <table:table-cell table:style-name="ce3" table:formula="of:=[.D6]-[.I6]" office:value-type="float" office:value="-0.670000000216533" calcext:value-type="float">
            <text:p>-0.6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OH_(ad)+3O_(g) → HO2_(ad)</text:p>
          </table:table-cell>
          <table:table-cell table:formula="of:=[.C33]-[.C32]-[.H35]" office:value-type="float" office:value="-308.4619529997" calcext:value-type="float">
            <text:p>-308.46</text:p>
          </table:table-cell>
          <table:table-cell table:style-name="ce3" table:formula="of:=[.D33]-[.D32]-[.I35]" office:value-type="float" office:value="-294.049999999552" calcext:value-type="float">
            <text:p>-294.05</text:p>
          </table:table-cell>
          <table:table-cell table:number-columns-repeated="2"/>
          <table:table-cell table:style-name="ce3" office:value-type="string" calcext:value-type="string">
            <text:p>OH_(g)+3O_(g) → HO2_(g)</text:p>
          </table:table-cell>
          <table:table-cell table:style-name="Default" table:formula="of:=[.H33]-[.H35]-[.H32]" office:value-type="float" office:value="-287.970301040012" calcext:value-type="float">
            <text:p>-287.97030104</text:p>
          </table:table-cell>
          <table:table-cell table:style-name="Default" table:formula="of:=[.I33]-[.I35]-[.I32]" office:value-type="float" office:value="-273.120000000024" calcext:value-type="float">
            <text:p>-273.12</text:p>
          </table:table-cell>
          <table:table-cell table:style-name="Default" table:number-columns-repeated="2"/>
          <table:table-cell table:style-name="ce3" table:formula="of:=[.B7]-[.G7]" office:value-type="float" office:value="-20.4916519596882" calcext:value-type="float">
            <text:p>-20.49</text:p>
          </table:table-cell>
          <table:table-cell table:style-name="ce3" table:formula="of:=[.C7]-[.H7]" office:value-type="float" office:value="-20.9299999995274" calcext:value-type="float">
            <text:p>-20.93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3O_(ad)+HO_(g) → HO2_(ad)</text:p>
          </table:table-cell>
          <table:table-cell table:formula="of:=[.C33]-[.C35]-[.H32]" office:value-type="float" office:value="-337.297890389949" calcext:value-type="float">
            <text:p>-337.30</text:p>
          </table:table-cell>
          <table:table-cell table:style-name="ce3" table:formula="of:=[.D33]-[.D35]-[.I32]" office:value-type="float" office:value="-314.130000000237" calcext:value-type="float">
            <text:p>-314.13</text:p>
          </table:table-cell>
          <table:table-cell table:number-columns-repeated="2"/>
          <table:table-cell table:style-name="ce3" office:value-type="string" calcext:value-type="string">
            <text:p>OH_(g)+3O_(g) → HO2_(g)</text:p>
          </table:table-cell>
          <table:table-cell table:style-name="ce7" table:formula="of:=[.H33]-[.H35]-[.H32]" office:value-type="float" office:value="-287.970301040012" calcext:value-type="float">
            <text:p>-287.97030104</text:p>
          </table:table-cell>
          <table:table-cell table:style-name="ce7" table:formula="of:=[.I33]-[.I35]-[.I32]" office:value-type="float" office:value="-273.120000000024" calcext:value-type="float">
            <text:p>-273.12</text:p>
          </table:table-cell>
          <table:table-cell table:style-name="Default" table:number-columns-repeated="2"/>
          <table:table-cell table:style-name="ce3" table:formula="of:=[.B8]-[.G8]" office:value-type="float" office:value="-49.3275893499376" calcext:value-type="float">
            <text:p>-49.33</text:p>
          </table:table-cell>
          <table:table-cell table:style-name="ce3" table:formula="of:=[.C8]-[.H8]" office:value-type="float" office:value="-41.010000000213" calcext:value-type="float">
            <text:p>-41.0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HO2_(ad)+H_(g) → H2O2_(ad)</text:p>
          </table:table-cell>
          <table:table-cell table:formula="of:=[.C31]-[.C33]-[.H28]" office:value-type="float" office:value="-345.717743499739" calcext:value-type="float">
            <text:p>-345.72</text:p>
          </table:table-cell>
          <table:table-cell table:style-name="ce3" table:formula="of:=[.D31]-[.D33]-[.I28]" office:value-type="float" office:value="-314.889999999665" calcext:value-type="float">
            <text:p>-314.89</text:p>
          </table:table-cell>
          <table:table-cell table:style-name="ce3" table:number-columns-repeated="2"/>
          <table:table-cell table:style-name="ce3" office:value-type="string" calcext:value-type="string">
            <text:p>HO2_(g)+H_(g) → H2O2_(g)</text:p>
          </table:table-cell>
          <table:table-cell table:formula="of:=[.H31]-[.H33]-[.H28]" office:value-type="float" office:value="-369.440668749983" calcext:value-type="float">
            <text:p>-369.44</text:p>
          </table:table-cell>
          <table:table-cell table:formula="of:=[.I31]-[.I33]-[.I28]" office:value-type="float" office:value="-337.049999999988" calcext:value-type="float">
            <text:p>-337.05</text:p>
          </table:table-cell>
          <table:table-cell table:number-columns-repeated="2"/>
          <table:table-cell table:style-name="ce3" table:formula="of:=[.B9]-[.G9]" office:value-type="float" office:value="23.7229252502439" calcext:value-type="float">
            <text:p>23.72</text:p>
          </table:table-cell>
          <table:table-cell table:style-name="ce3" table:formula="of:=[.C9]-[.H9]" office:value-type="float" office:value="22.1600000003236" calcext:value-type="float">
            <text:p>22.1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1O2_(ad)+H_(g) → HO2_(ad)</text:p>
          </table:table-cell>
          <table:table-cell table:formula="of:=[.C33]-[.C36]-[.H28]" office:value-type="float" office:value="-441.657743500149" calcext:value-type="float">
            <text:p>-441.66</text:p>
          </table:table-cell>
          <table:table-cell table:style-name="ce3" table:formula="of:=[.D33]-[.D36]-[.I28]" office:value-type="float" office:value="-406.730000000447" calcext:value-type="float">
            <text:p>-406.73</text:p>
          </table:table-cell>
          <table:table-cell table:style-name="ce3" table:number-columns-repeated="2"/>
          <table:table-cell table:style-name="ce3" office:value-type="string" calcext:value-type="string">
            <text:p>1O2_(g)+H_(g) → HO2_(g)</text:p>
          </table:table-cell>
          <table:table-cell table:formula="of:=[.H33]-[.H36]-[.H28]" office:value-type="float" office:value="-384.587965900031" calcext:value-type="float">
            <text:p>-384.59</text:p>
          </table:table-cell>
          <table:table-cell table:formula="of:=[.I33]-[.I36]-[.I28]" office:value-type="float" office:value="-357.440000000002" calcext:value-type="float">
            <text:p>-357.44</text:p>
          </table:table-cell>
          <table:table-cell table:number-columns-repeated="2"/>
          <table:table-cell table:style-name="ce3" table:formula="of:=[.B10]-[.G10]" office:value-type="float" office:value="-57.069777600118" calcext:value-type="float">
            <text:p>-57.07</text:p>
          </table:table-cell>
          <table:table-cell table:style-name="ce3" table:formula="of:=[.C10]-[.H10]" office:value-type="float" office:value="-49.2900000004447" calcext:value-type="float">
            <text:p>-49.29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3O2_(ad)+H_(g) → HO2_(ad)</text:p>
          </table:table-cell>
          <table:table-cell table:formula="of:=[.C33]-[.C37]-[.H28]" office:value-type="float" office:value="-285.367261999821" calcext:value-type="float">
            <text:p>-285.37</text:p>
          </table:table-cell>
          <table:table-cell table:style-name="ce3" table:formula="of:=[.D33]-[.D37]-[.I28]" office:value-type="float" office:value="-250.55999999959" calcext:value-type="float">
            <text:p>-250.56</text:p>
          </table:table-cell>
          <table:table-cell table:style-name="ce3" table:number-columns-repeated="2"/>
          <table:table-cell table:style-name="ce3" office:value-type="string" calcext:value-type="string">
            <text:p>3O2_(g)+H_(g) → HO2_(g)</text:p>
          </table:table-cell>
          <table:table-cell table:formula="of:=[.H33]-[.H37]-[.H28]" office:value-type="float" office:value="-222.362521700048" calcext:value-type="float">
            <text:p>-222.36</text:p>
          </table:table-cell>
          <table:table-cell table:formula="of:=[.I33]-[.I37]-[.I28]" office:value-type="float" office:value="-195.290000000037" calcext:value-type="float">
            <text:p>-195.29</text:p>
          </table:table-cell>
          <table:table-cell table:number-columns-repeated="2"/>
          <table:table-cell table:style-name="ce3" table:formula="of:=[.B11]-[.G11]" office:value-type="float" office:value="-63.0047402997734" calcext:value-type="float">
            <text:p>-63.00</text:p>
          </table:table-cell>
          <table:table-cell table:style-name="ce3" table:formula="of:=[.C11]-[.H11]" office:value-type="float" office:value="-55.269999999553" calcext:value-type="float">
            <text:p>-55.27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7">
          <table:table-cell table:style-name="ce3"/>
          <table:table-cell/>
          <table:table-cell table:style-name="ce3" table:number-columns-repeated="4"/>
          <table:table-cell table:number-columns-repeated="4"/>
          <table:table-cell table:style-name="ce3" table:number-columns-repeated="4"/>
          <table:table-cell table:number-columns-repeated="2"/>
        </table:table-row>
        <table:table-row table:style-name="ro4" table:number-rows-repeated="7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URFACE ENERGIES + SURFACE</text:p>
          </table:table-cell>
          <table:table-cell table:number-columns-repeated="4"/>
          <table:table-cell table:style-name="ce1" office:value-type="string" calcext:value-type="string">
            <text:p>Gasphase</text:p>
          </table:table-cell>
          <table:table-cell table:number-columns-repeated="2"/>
          <table:table-cell table:style-name="ce1" office:value-type="string" calcext:value-type="string">
            <text:p>DUMMY</text:p>
          </table:table-cell>
          <table:table-cell table:number-columns-repeated="2"/>
          <table:table-cell table:style-name="ce1" office:value-type="string" calcext:value-type="string">
            <text:p>SURFACE ADSORPTION ENERGI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style-name="ce5" office:value-type="string" calcext:value-type="string">
            <text:p>E_0</text:p>
          </table:table-cell>
          <table:table-cell table:style-name="ce5" office:value-type="string" calcext:value-type="string">
            <text:p>E_ZP_(RING)</text:p>
          </table:table-cell>
          <table:table-cell table:style-name="ce5" office:value-type="string" calcext:value-type="string">
            <text:p>E_ZP_(ALL)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E_0</text:p>
          </table:table-cell>
          <table:table-cell table:style-name="ce1" office:value-type="string" calcext:value-type="string">
            <text:p>E_ZP_Ring</text:p>
          </table:table-cell>
          <table:table-cell table:style-name="ce1" office:value-type="string" calcext:value-type="string">
            <text:p>E_ZP_All</text:p>
          </table:table-cell>
        </table:table-row>
        <table:table-row table:style-name="ro1">
          <table:table-cell/>
          <table:table-cell table:style-name="ce1" office:value-type="string" calcext:value-type="string">
            <text:p>H.Dublet</text:p>
          </table:table-cell>
          <table:table-cell office:value-type="float" office:value="-7280131.57" calcext:value-type="float">
            <text:p>-7280131.57</text:p>
          </table:table-cell>
          <table:table-cell office:value-type="float" office:value="-7279724.15" calcext:value-type="float">
            <text:p>-7279724.15</text:p>
          </table:table-cell>
          <table:table-cell office:value-type="float" office:value="-7277635.11" calcext:value-type="float">
            <text:p>-7277635.11</text:p>
          </table:table-cell>
          <table:table-cell/>
          <table:table-cell table:style-name="ce1" office:value-type="string" calcext:value-type="string">
            <text:p>H.Dublet</text:p>
          </table:table-cell>
          <table:table-cell office:value-type="float" office:value="-1309.5022565" calcext:value-type="float">
            <text:p>-1309.50</text:p>
          </table:table-cell>
          <table:table-cell office:value-type="float" office:value="-1309.5" calcext:value-type="float">
            <text:p>-1309.50</text:p>
          </table:table-cell>
          <table:table-cell table:formula="of:=[.I28]" office:value-type="float" office:value="-1309.5" calcext:value-type="float">
            <text:p>-1309.50</text:p>
          </table:table-cell>
          <table:table-cell table:number-columns-repeated="2"/>
          <table:table-cell table:style-name="ce1" office:value-type="string" calcext:value-type="string">
            <text:p>H.Dublet</text:p>
          </table:table-cell>
          <table:table-cell office:value-type="float" office:value="-1.69" calcext:value-type="float">
            <text:p>-1.69</text:p>
          </table:table-cell>
          <table:table-cell office:value-type="float" office:value="1.62" calcext:value-type="float">
            <text:p>1.6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/>
          <table:table-cell table:style-name="ce1" office:value-type="string" calcext:value-type="string">
            <text:p>H2.Singlet</text:p>
          </table:table-cell>
          <table:table-cell office:value-type="float" office:value="-7281902.56" calcext:value-type="float">
            <text:p>-7281902.56</text:p>
          </table:table-cell>
          <table:table-cell office:value-type="float" office:value="-7281465.15" calcext:value-type="float">
            <text:p>-7281465.15</text:p>
          </table:table-cell>
          <table:table-cell office:value-type="float" office:value="-7279376.21" calcext:value-type="float">
            <text:p>-7279376.21</text:p>
          </table:table-cell>
          <table:table-cell/>
          <table:table-cell table:style-name="ce1" office:value-type="string" calcext:value-type="string">
            <text:p>H2.Singlet</text:p>
          </table:table-cell>
          <table:table-cell office:value-type="float" office:value="-3079.5248715835" calcext:value-type="float">
            <text:p>-3079.52</text:p>
          </table:table-cell>
          <table:table-cell office:value-type="float" office:value="-3053.08" calcext:value-type="float">
            <text:p>-3053.08</text:p>
          </table:table-cell>
          <table:table-cell table:formula="of:=[.I29]" office:value-type="float" office:value="-3053.08" calcext:value-type="float">
            <text:p>-3053.08</text:p>
          </table:table-cell>
          <table:table-cell table:number-columns-repeated="2"/>
          <table:table-cell table:style-name="ce1" office:value-type="string" calcext:value-type="string">
            <text:p>H2.Singlet</text:p>
          </table:table-cell>
          <table:table-cell office:value-type="float" office:value="-2.65" calcext:value-type="float">
            <text:p>-2.65</text:p>
          </table:table-cell>
          <table:table-cell office:value-type="float" office:value="4.19" calcext:value-type="float">
            <text:p>4.19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/>
          <table:table-cell table:style-name="ce1" office:value-type="string" calcext:value-type="string">
            <text:p>H2O.Singlet</text:p>
          </table:table-cell>
          <table:table-cell office:value-type="float" office:value="-7479534.7" calcext:value-type="float">
            <text:p>-7479534.7</text:p>
          </table:table-cell>
          <table:table-cell office:value-type="float" office:value="-7479060.09" calcext:value-type="float">
            <text:p>-7479060.09</text:p>
          </table:table-cell>
          <table:table-cell office:value-type="float" office:value="-7476971.78" calcext:value-type="float">
            <text:p>-7476971.78</text:p>
          </table:table-cell>
          <table:table-cell/>
          <table:table-cell table:style-name="ce1" office:value-type="string" calcext:value-type="string">
            <text:p>H2O.Singlet</text:p>
          </table:table-cell>
          <table:table-cell office:value-type="float" office:value="-200666.322776445" calcext:value-type="float">
            <text:p>-200666.32</text:p>
          </table:table-cell>
          <table:table-cell office:value-type="float" office:value="-200610.68" calcext:value-type="float">
            <text:p>-200610.68</text:p>
          </table:table-cell>
          <table:table-cell table:formula="of:=[.I30]" office:value-type="float" office:value="-200610.68" calcext:value-type="float">
            <text:p>-200610.68</text:p>
          </table:table-cell>
          <table:table-cell table:number-columns-repeated="2"/>
          <table:table-cell table:style-name="ce1" office:value-type="string" calcext:value-type="string">
            <text:p>H2O.Singlet</text:p>
          </table:table-cell>
          <table:table-cell office:value-type="float" office:value="-48" calcext:value-type="float">
            <text:p>-48</text:p>
          </table:table-cell>
          <table:table-cell office:value-type="float" office:value="-33.14" calcext:value-type="float">
            <text:p>-33.14</text:p>
          </table:table-cell>
          <table:table-cell office:value-type="float" office:value="-32.06" calcext:value-type="float">
            <text:p>-32.06</text:p>
          </table:table-cell>
        </table:table-row>
        <table:table-row table:style-name="ro1">
          <table:table-cell/>
          <table:table-cell table:style-name="ce1" office:value-type="string" calcext:value-type="string">
            <text:p>H2O2.Singlet</text:p>
          </table:table-cell>
          <table:table-cell office:value-type="float" office:value="-7676766.68" calcext:value-type="float">
            <text:p>-7676766.68</text:p>
          </table:table-cell>
          <table:table-cell office:value-type="float" office:value="-7676283.14" calcext:value-type="float">
            <text:p>-7676283.14</text:p>
          </table:table-cell>
          <table:table-cell office:value-type="float" office:value="-7674196.68" calcext:value-type="float">
            <text:p>-7674196.68</text:p>
          </table:table-cell>
          <table:table-cell/>
          <table:table-cell table:style-name="ce1" office:value-type="string" calcext:value-type="string">
            <text:p>H2O2.Singlet</text:p>
          </table:table-cell>
          <table:table-cell office:value-type="float" office:value="-397904.5433829" calcext:value-type="float">
            <text:p>-397904.54</text:p>
          </table:table-cell>
          <table:table-cell office:value-type="float" office:value="-397835.25" calcext:value-type="float">
            <text:p>-397835.25</text:p>
          </table:table-cell>
          <table:table-cell table:formula="of:=[.I31]" office:value-type="float" office:value="-397835.25" calcext:value-type="float">
            <text:p>-397835.25</text:p>
          </table:table-cell>
          <table:table-cell table:number-columns-repeated="2"/>
          <table:table-cell table:style-name="ce1" office:value-type="string" calcext:value-type="string">
            <text:p>H2O2.Singlet</text:p>
          </table:table-cell>
          <table:table-cell office:value-type="float" office:value="-41.76" calcext:value-type="float">
            <text:p>-41.76</text:p>
          </table:table-cell>
          <table:table-cell office:value-type="float" office:value="-31.62" calcext:value-type="float">
            <text:p>-31.62</text:p>
          </table:table-cell>
          <table:table-cell office:value-type="float" office:value="-32.39" calcext:value-type="float">
            <text:p>-32.39</text:p>
          </table:table-cell>
        </table:table-row>
        <table:table-row table:style-name="ro1">
          <table:table-cell/>
          <table:table-cell table:style-name="ce1" office:value-type="string" calcext:value-type="string">
            <text:p>HO.Dublet</text:p>
          </table:table-cell>
          <table:table-cell office:value-type="float" office:value="-7477713.03" calcext:value-type="float">
            <text:p>-7477713.03</text:p>
          </table:table-cell>
          <table:table-cell office:value-type="float" office:value="-7477274.73" calcext:value-type="float">
            <text:p>-7477274.73</text:p>
          </table:table-cell>
          <table:table-cell office:value-type="float" office:value="-7475186.04" calcext:value-type="float">
            <text:p>-7475186.04</text:p>
          </table:table-cell>
          <table:table-cell/>
          <table:table-cell table:style-name="ce1" office:value-type="string" calcext:value-type="string">
            <text:p>HO.Dublet</text:p>
          </table:table-cell>
          <table:table-cell office:value-type="float" office:value="-198847.66210961" calcext:value-type="float">
            <text:p>-198847.66</text:p>
          </table:table-cell>
          <table:table-cell office:value-type="float" office:value="-198825.61" calcext:value-type="float">
            <text:p>-198825.61</text:p>
          </table:table-cell>
          <table:table-cell table:formula="of:=[.I32]" office:value-type="float" office:value="-198825.61" calcext:value-type="float">
            <text:p>-198825.61</text:p>
          </table:table-cell>
          <table:table-cell table:number-columns-repeated="2"/>
          <table:table-cell table:style-name="ce1" office:value-type="string" calcext:value-type="string">
            <text:p>HO.Dublet</text:p>
          </table:table-cell>
          <table:table-cell office:value-type="float" office:value="-44.98" calcext:value-type="float">
            <text:p>-44.98</text:p>
          </table:table-cell>
          <table:table-cell office:value-type="float" office:value="-32.85" calcext:value-type="float">
            <text:p>-32.85</text:p>
          </table:table-cell>
          <table:table-cell office:value-type="float" office:value="-31.39" calcext:value-type="float">
            <text:p>-31.39</text:p>
          </table:table-cell>
        </table:table-row>
        <table:table-row table:style-name="ro1">
          <table:table-cell/>
          <table:table-cell table:style-name="ce1" office:value-type="string" calcext:value-type="string">
            <text:p>HO2.Dublet</text:p>
          </table:table-cell>
          <table:table-cell office:value-type="float" office:value="-7675111.46" calcext:value-type="float">
            <text:p>-7675111.46</text:p>
          </table:table-cell>
          <table:table-cell office:value-type="float" office:value="-7674658.75" calcext:value-type="float">
            <text:p>-7674658.75</text:p>
          </table:table-cell>
          <table:table-cell table:number-columns-repeated="2"/>
          <table:table-cell table:style-name="ce1" office:value-type="string" calcext:value-type="string">
            <text:p>HO2.Dublet</text:p>
          </table:table-cell>
          <table:table-cell office:value-type="float" office:value="-396225.60045765" calcext:value-type="float">
            <text:p>-396225.60</text:p>
          </table:table-cell>
          <table:table-cell office:value-type="float" office:value="-396188.7" calcext:value-type="float">
            <text:p>-396188.70</text:p>
          </table:table-cell>
          <table:table-cell table:formula="of:=[.I33]" office:value-type="float" office:value="-396188.7" calcext:value-type="float">
            <text:p>-396188.70</text:p>
          </table:table-cell>
          <table:table-cell table:number-columns-repeated="2"/>
          <table:table-cell table:style-name="ce1" office:value-type="string" calcext:value-type="string">
            <text:p>HO2.Dublet</text:p>
          </table:table-cell>
          <table:table-cell table:style-name="ce3" office:value-type="float" office:value="-65.48" calcext:value-type="float">
            <text:p>-65.48</text:p>
          </table:table-cell>
          <table:table-cell office:value-type="float" office:value="-53.79" calcext:value-type="float">
            <text:p>-53.7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O.Singlet</text:p>
          </table:table-cell>
          <table:table-cell office:value-type="float" office:value="-7475948.03" calcext:value-type="float">
            <text:p>-7475948.03</text:p>
          </table:table-cell>
          <table:table-cell office:value-type="float" office:value="-7475533.53" calcext:value-type="float">
            <text:p>-7475533.53</text:p>
          </table:table-cell>
          <table:table-cell office:value-type="float" office:value="-7473447.32" calcext:value-type="float">
            <text:p>-7473447.32</text:p>
          </table:table-cell>
          <table:table-cell/>
          <table:table-cell table:style-name="ce1" office:value-type="string" calcext:value-type="string">
            <text:p>O.Singlet</text:p>
          </table:table-cell>
          <table:table-cell office:value-type="float" office:value="-196094.2445465" calcext:value-type="float">
            <text:p>-196094.24</text:p>
          </table:table-cell>
          <table:table-cell office:value-type="float" office:value="-196094.24" calcext:value-type="float">
            <text:p>-196094.24</text:p>
          </table:table-cell>
          <table:table-cell table:formula="of:=[.I34]" office:value-type="float" office:value="-196094.24" calcext:value-type="float">
            <text:p>-196094.24</text:p>
          </table:table-cell>
          <table:table-cell table:number-columns-repeated="2"/>
          <table:table-cell table:style-name="ce1" office:value-type="string" calcext:value-type="string">
            <text:p>O.Singlet</text:p>
          </table:table-cell>
          <table:table-cell office:value-type="float" office:value="-1033.4" calcext:value-type="float">
            <text:p>-1033.4</text:p>
          </table:table-cell>
          <table:table-cell office:value-type="float" office:value="-1023.03" calcext:value-type="float">
            <text:p>-1023.03</text:p>
          </table:table-cell>
          <table:table-cell office:value-type="float" office:value="-1024.04" calcext:value-type="float">
            <text:p>-1024.04</text:p>
          </table:table-cell>
        </table:table-row>
        <table:table-row table:style-name="ro1">
          <table:table-cell/>
          <table:table-cell table:style-name="ce1" office:value-type="string" calcext:value-type="string">
            <text:p>O.Triplet</text:p>
          </table:table-cell>
          <table:table-cell office:value-type="float" office:value="-7475926.5" calcext:value-type="float">
            <text:p>-7475926.5</text:p>
          </table:table-cell>
          <table:table-cell office:value-type="float" office:value="-7475519.01" calcext:value-type="float">
            <text:p>-7475519.01</text:p>
          </table:table-cell>
          <table:table-cell office:value-type="float" office:value="-7473432.39" calcext:value-type="float">
            <text:p>-7473432.39</text:p>
          </table:table-cell>
          <table:table-cell/>
          <table:table-cell table:style-name="ce1" office:value-type="string" calcext:value-type="string">
            <text:p>O.Triplet</text:p>
          </table:table-cell>
          <table:table-cell office:value-type="float" office:value="-197089.968047" calcext:value-type="float">
            <text:p>-197089.97</text:p>
          </table:table-cell>
          <table:table-cell table:style-name="Default" office:value-type="float" office:value="-197089.97" calcext:value-type="float">
            <text:p>-197089.97</text:p>
          </table:table-cell>
          <table:table-cell table:formula="of:=[.I35]" office:value-type="float" office:value="-197089.97" calcext:value-type="float">
            <text:p>-197089.97</text:p>
          </table:table-cell>
          <table:table-cell table:number-columns-repeated="2"/>
          <table:table-cell table:style-name="ce1" office:value-type="string" calcext:value-type="string">
            <text:p>O.Triplet</text:p>
          </table:table-cell>
          <table:table-cell office:value-type="float" office:value="-16.15" calcext:value-type="float">
            <text:p>-16.15</text:p>
          </table:table-cell>
          <table:table-cell office:value-type="float" office:value="-12.77" calcext:value-type="float">
            <text:p>-12.77</text:p>
          </table:table-cell>
          <table:table-cell office:value-type="float" office:value="-13.38" calcext:value-type="float">
            <text:p>-13.38</text:p>
          </table:table-cell>
        </table:table-row>
        <table:table-row table:style-name="ro1">
          <table:table-cell/>
          <table:table-cell table:style-name="ce1" office:value-type="string" calcext:value-type="string">
            <text:p>O2.Singlet</text:p>
          </table:table-cell>
          <table:table-cell office:value-type="float" office:value="-7673360.3" calcext:value-type="float">
            <text:p>-7673360.3</text:p>
          </table:table-cell>
          <table:table-cell office:value-type="float" office:value="-7672942.52" calcext:value-type="float">
            <text:p>-7672942.52</text:p>
          </table:table-cell>
          <table:table-cell office:value-type="float" office:value="-7670856.56" calcext:value-type="float">
            <text:p>-7670856.56</text:p>
          </table:table-cell>
          <table:table-cell/>
          <table:table-cell table:style-name="ce1" office:value-type="string" calcext:value-type="string">
            <text:p>O2.Singlet</text:p>
          </table:table-cell>
          <table:table-cell office:value-type="float" office:value="-394531.51023525" calcext:value-type="float">
            <text:p>-394531.51</text:p>
          </table:table-cell>
          <table:table-cell office:value-type="float" office:value="-394521.76" calcext:value-type="float">
            <text:p>-394521.76</text:p>
          </table:table-cell>
          <table:table-cell table:formula="of:=[.I36]" office:value-type="float" office:value="-394521.76" calcext:value-type="float">
            <text:p>-394521.76</text:p>
          </table:table-cell>
          <table:table-cell table:number-columns-repeated="2"/>
          <table:table-cell table:style-name="ce1" office:value-type="string" calcext:value-type="string">
            <text:p>O2.Singlet</text:p>
          </table:table-cell>
          <table:table-cell office:value-type="float" office:value="-8.42" calcext:value-type="float">
            <text:p>-8.42</text:p>
          </table:table-cell>
          <table:table-cell office:value-type="float" office:value="-4.5" calcext:value-type="float">
            <text:p>-4.5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/>
          <table:table-cell table:style-name="ce1" office:value-type="string" calcext:value-type="string">
            <text:p>O2.Triplet</text:p>
          </table:table-cell>
          <table:table-cell table:style-name="ce4" office:value-type="float" office:value="-7673516.5904815" calcext:value-type="float">
            <text:p>-7673516.59</text:p>
          </table:table-cell>
          <table:table-cell table:style-name="ce3" office:value-type="float" office:value="-7673098.69" calcext:value-type="float">
            <text:p>-7673098.69</text:p>
          </table:table-cell>
          <table:table-cell table:style-name="ce3" office:value-type="float" office:value="-7671012.12" calcext:value-type="float">
            <text:p>-7671012.12</text:p>
          </table:table-cell>
          <table:table-cell/>
          <table:table-cell table:style-name="ce1" office:value-type="string" calcext:value-type="string">
            <text:p>O2.Triplet</text:p>
          </table:table-cell>
          <table:table-cell office:value-type="float" office:value="-394693.73567945" calcext:value-type="float">
            <text:p>-394693.74</text:p>
          </table:table-cell>
          <table:table-cell table:style-name="Default" office:value-type="float" office:value="-394683.91" calcext:value-type="float">
            <text:p>-394683.91</text:p>
          </table:table-cell>
          <table:table-cell table:formula="of:=[.I37]" office:value-type="float" office:value="-394683.91" calcext:value-type="float">
            <text:p>-394683.9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8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4:17:08.442595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initial-creator>Thomas</meta:initial-creator>
    <meta:creation-date>2015-04-27T13:17:10Z</meta:creation-date>
    <dc:date>2015-09-29T21:36:58.054455136</dc:date>
    <meta:editing-cycles>87</meta:editing-cycles>
    <meta:editing-duration>P8DT22H50M41S</meta:editing-duration>
    <meta:document-statistic meta:table-count="3" meta:cell-count="585" meta:object-count="0"/>
  </office:meta>
</office:document-meta>
</file>